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result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[.B3]*5+[.C3]" office:value-type="float" office:value="0" calcext:value-type="float">
            <text:p>0</text:p>
          </table:table-cell>
          <table:table-cell table:formula="of:=&quot;[&quot;&amp;[.D3]" office:value-type="string" office:string-value="[0" calcext:value-type="string">
            <text:p>[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/>
          <table:table-cell table:formula="of:=[.B3]"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5+[.C4]" office:value-type="float" office:value="1" calcext:value-type="float">
            <text:p>1</text:p>
          </table:table-cell>
          <table:table-cell table:formula="of:=[.F3]&amp;&quot;,&quot;&amp;[.D4]" office:value-type="string" office:string-value="[0,2" calcext:value-type="string">
            <text:p>[0,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/>
          <table:table-cell table:formula="of:=[.B4]" office:value-type="float" office:value="0" calcext:value-type="float">
            <text:p>0</text:p>
          </table:table-cell>
          <table:table-cell table:formula="of:=[.C4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]*5+[.C5]" office:value-type="float" office:value="2" calcext:value-type="float">
            <text:p>2</text:p>
          </table:table-cell>
          <table:table-cell table:formula="of:=[.F4]&amp;&quot;,&quot;&amp;[.D5]" office:value-type="string" office:string-value="[0,2,1" calcext:value-type="string">
            <text:p>[0,2,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cissor</text:p>
          </table:table-cell>
        </table:table-row>
        <table:table-row table:style-name="ro1">
          <table:table-cell/>
          <table:table-cell table:formula="of:=[.B5]" office:value-type="float" office:value="0" calcext:value-type="float">
            <text:p>0</text:p>
          </table:table-cell>
          <table:table-cell table:formula="of:=[.C5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5+[.C6]" office:value-type="float" office:value="3" calcext:value-type="float">
            <text:p>3</text:p>
          </table:table-cell>
          <table:table-cell table:formula="of:=[.F5]&amp;&quot;,&quot;&amp;[.D6]" office:value-type="string" office:string-value="[0,2,1,1" calcext:value-type="string">
            <text:p>[0,2,1,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lizard</text:p>
          </table:table-cell>
        </table:table-row>
        <table:table-row table:style-name="ro1">
          <table:table-cell/>
          <table:table-cell table:formula="of:=[.B6]" office:value-type="float" office:value="0" calcext:value-type="float">
            <text:p>0</text:p>
          </table:table-cell>
          <table:table-cell table:formula="of:=[.C6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7]*5+[.C7]" office:value-type="float" office:value="4" calcext:value-type="float">
            <text:p>4</text:p>
          </table:table-cell>
          <table:table-cell table:formula="of:=[.F6]&amp;&quot;,&quot;&amp;[.D7]" office:value-type="string" office:string-value="[0,2,1,1,2" calcext:value-type="string">
            <text:p>[0,2,1,1,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pock</text:p>
          </table:table-cell>
        </table:table-row>
        <table:table-row table:style-name="ro1">
          <table:table-cell/>
          <table:table-cell table:formula="of:=[.B3]+1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5+[.C8]" office:value-type="float" office:value="5" calcext:value-type="float">
            <text:p>5</text:p>
          </table:table-cell>
          <table:table-cell table:formula="of:=[.F7]&amp;&quot;,&quot;&amp;[.D8]" office:value-type="string" office:string-value="[0,2,1,1,2,1" calcext:value-type="string">
            <text:p>[0,2,1,1,2,1</text:p>
          </table:table-cell>
          <table:table-cell table:number-columns-repeated="7"/>
        </table:table-row>
        <table:table-row table:style-name="ro1">
          <table:table-cell/>
          <table:table-cell table:formula="of:=[.B4]+1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formula="of:=[.D3]" office:value-type="float" office:value="0" calcext:value-type="float">
            <text:p>0</text:p>
          </table:table-cell>
          <table:table-cell table:formula="of:=[.B9]*5+[.C9]" office:value-type="float" office:value="6" calcext:value-type="float">
            <text:p>6</text:p>
          </table:table-cell>
          <table:table-cell table:formula="of:=[.F8]&amp;&quot;,&quot;&amp;[.D9]" office:value-type="string" office:string-value="[0,2,1,1,2,1,0" calcext:value-type="string">
            <text:p>[0,2,1,1,2,1,0</text:p>
          </table:table-cell>
          <table:table-cell table:number-columns-repeated="7"/>
        </table:table-row>
        <table:table-row table:style-name="ro1">
          <table:table-cell/>
          <table:table-cell table:formula="of:=[.B5]+1" office:value-type="float" office:value="1" calcext:value-type="float">
            <text:p>1</text:p>
          </table:table-cell>
          <table:table-cell table:formula="of:=[.C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0]*5+[.C10]" office:value-type="float" office:value="7" calcext:value-type="float">
            <text:p>7</text:p>
          </table:table-cell>
          <table:table-cell table:formula="of:=[.F9]&amp;&quot;,&quot;&amp;[.D10]" office:value-type="string" office:string-value="[0,2,1,1,2,1,0,2" calcext:value-type="string">
            <text:p>[0,2,1,1,2,1,0,2</text:p>
          </table:table-cell>
          <table:table-cell table:number-columns-repeated="7"/>
        </table:table-row>
        <table:table-row table:style-name="ro1">
          <table:table-cell/>
          <table:table-cell table:formula="of:=[.B6]+1" office:value-type="float" office:value="1" calcext:value-type="float">
            <text:p>1</text:p>
          </table:table-cell>
          <table:table-cell table:formula="of:=[.C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]*5+[.C11]" office:value-type="float" office:value="8" calcext:value-type="float">
            <text:p>8</text:p>
          </table:table-cell>
          <table:table-cell table:formula="of:=[.F10]&amp;&quot;,&quot;&amp;[.D11]" office:value-type="string" office:string-value="[0,2,1,1,2,1,0,2,2" calcext:value-type="string">
            <text:p>[0,2,1,1,2,1,0,2,2</text:p>
          </table:table-cell>
          <table:table-cell table:number-columns-repeated="7"/>
        </table:table-row>
        <table:table-row table:style-name="ro1">
          <table:table-cell/>
          <table:table-cell table:formula="of:=[.B7]+1" office:value-type="float" office:value="1" calcext:value-type="float">
            <text:p>1</text:p>
          </table:table-cell>
          <table:table-cell table:formula="of:=[.C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2]*5+[.C12]" office:value-type="float" office:value="9" calcext:value-type="float">
            <text:p>9</text:p>
          </table:table-cell>
          <table:table-cell table:formula="of:=[.F11]&amp;&quot;,&quot;&amp;[.D12]" office:value-type="string" office:string-value="[0,2,1,1,2,1,0,2,2,1" calcext:value-type="string">
            <text:p>[0,2,1,1,2,1,0,2,2,1</text:p>
          </table:table-cell>
          <table:table-cell table:number-columns-repeated="7"/>
        </table:table-row>
        <table:table-row table:style-name="ro1">
          <table:table-cell/>
          <table:table-cell table:formula="of:=[.B8]+1" office:value-type="float" office:value="2" calcext:value-type="float">
            <text:p>2</text:p>
          </table:table-cell>
          <table:table-cell table:formula="of:=[.C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]*5+[.C13]" office:value-type="float" office:value="10" calcext:value-type="float">
            <text:p>10</text:p>
          </table:table-cell>
          <table:table-cell table:formula="of:=[.F12]&amp;&quot;,&quot;&amp;[.D13]" office:value-type="string" office:string-value="[0,2,1,1,2,1,0,2,2,1,2" calcext:value-type="string">
            <text:p>[0,2,1,1,2,1,0,2,2,1,2</text:p>
          </table:table-cell>
          <table:table-cell table:number-columns-repeated="7"/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formula="of:=[.C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*5+[.C14]" office:value-type="float" office:value="11" calcext:value-type="float">
            <text:p>11</text:p>
          </table:table-cell>
          <table:table-cell table:formula="of:=[.F13]&amp;&quot;,&quot;&amp;[.D14]" office:value-type="string" office:string-value="[0,2,1,1,2,1,0,2,2,1,2,1" calcext:value-type="string">
            <text:p>[0,2,1,1,2,1,0,2,2,1,2,1</text:p>
          </table:table-cell>
          <table:table-cell table:number-columns-repeated="7"/>
        </table:table-row>
        <table:table-row table:style-name="ro1">
          <table:table-cell/>
          <table:table-cell table:formula="of:=[.B10]+1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9]" office:value-type="float" office:value="0" calcext:value-type="float">
            <text:p>0</text:p>
          </table:table-cell>
          <table:table-cell table:formula="of:=[.B15]*5+[.C15]" office:value-type="float" office:value="12" calcext:value-type="float">
            <text:p>12</text:p>
          </table:table-cell>
          <table:table-cell table:formula="of:=[.F14]&amp;&quot;,&quot;&amp;[.D15]" office:value-type="string" office:string-value="[0,2,1,1,2,1,0,2,2,1,2,1,0" calcext:value-type="string">
            <text:p>[0,2,1,1,2,1,0,2,2,1,2,1,0</text:p>
          </table:table-cell>
          <table:table-cell table:number-columns-repeated="7"/>
        </table:table-row>
        <table:table-row table:style-name="ro1">
          <table:table-cell/>
          <table:table-cell table:formula="of:=[.B11]+1" office:value-type="float" office:value="2" calcext:value-type="float">
            <text:p>2</text:p>
          </table:table-cell>
          <table:table-cell table:formula="of:=[.C1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]*5+[.C16]" office:value-type="float" office:value="13" calcext:value-type="float">
            <text:p>13</text:p>
          </table:table-cell>
          <table:table-cell table:formula="of:=[.F15]&amp;&quot;,&quot;&amp;[.D16]" office:value-type="string" office:string-value="[0,2,1,1,2,1,0,2,2,1,2,1,0,1" calcext:value-type="string">
            <text:p>[0,2,1,1,2,1,0,2,2,1,2,1,0,1</text:p>
          </table:table-cell>
          <table:table-cell table:number-columns-repeated="7"/>
        </table:table-row>
        <table:table-row table:style-name="ro1">
          <table:table-cell/>
          <table:table-cell table:formula="of:=[.B12]+1" office:value-type="float" office:value="2" calcext:value-type="float">
            <text:p>2</text:p>
          </table:table-cell>
          <table:table-cell table:formula="of:=[.C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7]*5+[.C17]" office:value-type="float" office:value="14" calcext:value-type="float">
            <text:p>14</text:p>
          </table:table-cell>
          <table:table-cell table:formula="of:=[.F16]&amp;&quot;,&quot;&amp;[.D17]" office:value-type="string" office:string-value="[0,2,1,1,2,1,0,2,2,1,2,1,0,1,2" calcext:value-type="string">
            <text:p>[0,2,1,1,2,1,0,2,2,1,2,1,0,1,2</text:p>
          </table:table-cell>
          <table:table-cell table:number-columns-repeated="7"/>
        </table:table-row>
        <table:table-row table:style-name="ro1">
          <table:table-cell/>
          <table:table-cell table:formula="of:=[.B13]+1" office:value-type="float" office:value="3" calcext:value-type="float">
            <text:p>3</text:p>
          </table:table-cell>
          <table:table-cell table:formula="of:=[.C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*5+[.C18]" office:value-type="float" office:value="15" calcext:value-type="float">
            <text:p>15</text:p>
          </table:table-cell>
          <table:table-cell table:formula="of:=[.F17]&amp;&quot;,&quot;&amp;[.D18]" office:value-type="string" office:string-value="[0,2,1,1,2,1,0,2,2,1,2,1,0,1,2,2" calcext:value-type="string">
            <text:p>[0,2,1,1,2,1,0,2,2,1,2,1,0,1,2,2</text:p>
          </table:table-cell>
          <table:table-cell table:number-columns-repeated="7"/>
        </table:table-row>
        <table:table-row table:style-name="ro1">
          <table:table-cell/>
          <table:table-cell table:formula="of:=[.B14]+1" office:value-type="float" office:value="3" calcext:value-type="float">
            <text:p>3</text:p>
          </table:table-cell>
          <table:table-cell table:formula="of:=[.C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*5+[.C19]" office:value-type="float" office:value="16" calcext:value-type="float">
            <text:p>16</text:p>
          </table:table-cell>
          <table:table-cell table:formula="of:=[.F18]&amp;&quot;,&quot;&amp;[.D19]" office:value-type="string" office:string-value="[0,2,1,1,2,1,0,2,2,1,2,1,0,1,2,2,1" calcext:value-type="string">
            <text:p>[0,2,1,1,2,1,0,2,2,1,2,1,0,1,2,2,1</text:p>
          </table:table-cell>
          <table:table-cell table:number-columns-repeated="7"/>
        </table:table-row>
        <table:table-row table:style-name="ro1">
          <table:table-cell/>
          <table:table-cell table:formula="of:=[.B15]+1" office:value-type="float" office:value="3" calcext:value-type="float">
            <text:p>3</text:p>
          </table:table-cell>
          <table:table-cell table:formula="of:=[.C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*5+[.C20]" office:value-type="float" office:value="17" calcext:value-type="float">
            <text:p>17</text:p>
          </table:table-cell>
          <table:table-cell table:formula="of:=[.F19]&amp;&quot;,&quot;&amp;[.D20]" office:value-type="string" office:string-value="[0,2,1,1,2,1,0,2,2,1,2,1,0,1,2,2,1,2" calcext:value-type="string">
            <text:p>[0,2,1,1,2,1,0,2,2,1,2,1,0,1,2,2,1,2</text:p>
          </table:table-cell>
          <table:table-cell table:number-columns-repeated="7"/>
        </table:table-row>
        <table:table-row table:style-name="ro1">
          <table:table-cell/>
          <table:table-cell table:formula="of:=[.B16]+1" office:value-type="float" office:value="3" calcext:value-type="float">
            <text:p>3</text:p>
          </table:table-cell>
          <table:table-cell table:formula="of:=[.C16]" office:value-type="float" office:value="3" calcext:value-type="float">
            <text:p>3</text:p>
          </table:table-cell>
          <table:table-cell table:formula="of:=[.D15]" office:value-type="float" office:value="0" calcext:value-type="float">
            <text:p>0</text:p>
          </table:table-cell>
          <table:table-cell table:formula="of:=[.B21]*5+[.C21]" office:value-type="float" office:value="18" calcext:value-type="float">
            <text:p>18</text:p>
          </table:table-cell>
          <table:table-cell table:formula="of:=[.F20]&amp;&quot;,&quot;&amp;[.D21]" office:value-type="string" office:string-value="[0,2,1,1,2,1,0,2,2,1,2,1,0,1,2,2,1,2,0" calcext:value-type="string">
            <text:p>[0,2,1,1,2,1,0,2,2,1,2,1,0,1,2,2,1,2,0</text:p>
          </table:table-cell>
          <table:table-cell table:number-columns-repeated="7"/>
        </table:table-row>
        <table:table-row table:style-name="ro1">
          <table:table-cell/>
          <table:table-cell table:formula="of:=[.B17]+1" office:value-type="float" office:value="3" calcext:value-type="float">
            <text:p>3</text:p>
          </table:table-cell>
          <table:table-cell table:formula="of:=[.C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2]*5+[.C22]" office:value-type="float" office:value="19" calcext:value-type="float">
            <text:p>19</text:p>
          </table:table-cell>
          <table:table-cell table:formula="of:=[.F21]&amp;&quot;,&quot;&amp;[.D22]" office:value-type="string" office:string-value="[0,2,1,1,2,1,0,2,2,1,2,1,0,1,2,2,1,2,0,1" calcext:value-type="string">
            <text:p>[0,2,1,1,2,1,0,2,2,1,2,1,0,1,2,2,1,2,0,1</text:p>
          </table:table-cell>
          <table:table-cell table:number-columns-repeated="7"/>
        </table:table-row>
        <table:table-row table:style-name="ro1">
          <table:table-cell/>
          <table:table-cell table:formula="of:=[.B18]+1" office:value-type="float" office:value="4" calcext:value-type="float">
            <text:p>4</text:p>
          </table:table-cell>
          <table:table-cell table:formula="of:=[.C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*5+[.C23]" office:value-type="float" office:value="20" calcext:value-type="float">
            <text:p>20</text:p>
          </table:table-cell>
          <table:table-cell table:formula="of:=[.F22]&amp;&quot;,&quot;&amp;[.D23]" office:value-type="string" office:string-value="[0,2,1,1,2,1,0,2,2,1,2,1,0,1,2,2,1,2,0,1,1" calcext:value-type="string">
            <text:p>[0,2,1,1,2,1,0,2,2,1,2,1,0,1,2,2,1,2,0,1,1</text:p>
          </table:table-cell>
          <table:table-cell table:number-columns-repeated="7"/>
        </table:table-row>
        <table:table-row table:style-name="ro1">
          <table:table-cell/>
          <table:table-cell table:formula="of:=[.B19]+1" office:value-type="float" office:value="4" calcext:value-type="float">
            <text:p>4</text:p>
          </table:table-cell>
          <table:table-cell table:formula="of:=[.C1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4]*5+[.C24]" office:value-type="float" office:value="21" calcext:value-type="float">
            <text:p>21</text:p>
          </table:table-cell>
          <table:table-cell table:formula="of:=[.F23]&amp;&quot;,&quot;&amp;[.D24]" office:value-type="string" office:string-value="[0,2,1,1,2,1,0,2,2,1,2,1,0,1,2,2,1,2,0,1,1,2" calcext:value-type="string">
            <text:p>[0,2,1,1,2,1,0,2,2,1,2,1,0,1,2,2,1,2,0,1,1,2</text:p>
          </table:table-cell>
          <table:table-cell table:number-columns-repeated="7"/>
        </table:table-row>
        <table:table-row table:style-name="ro1">
          <table:table-cell/>
          <table:table-cell table:formula="of:=[.B20]+1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5]*5+[.C25]" office:value-type="float" office:value="22" calcext:value-type="float">
            <text:p>22</text:p>
          </table:table-cell>
          <table:table-cell table:formula="of:=[.F24]&amp;&quot;,&quot;&amp;[.D25]" office:value-type="string" office:string-value="[0,2,1,1,2,1,0,2,2,1,2,1,0,1,2,2,1,2,0,1,1,2,1" calcext:value-type="string">
            <text:p>[0,2,1,1,2,1,0,2,2,1,2,1,0,1,2,2,1,2,0,1,1,2,1</text:p>
          </table:table-cell>
          <table:table-cell table:number-columns-repeated="7"/>
        </table:table-row>
        <table:table-row table:style-name="ro1">
          <table:table-cell/>
          <table:table-cell table:formula="of:=[.B21]+1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6]*5+[.C26]" office:value-type="float" office:value="23" calcext:value-type="float">
            <text:p>23</text:p>
          </table:table-cell>
          <table:table-cell table:formula="of:=[.F25]&amp;&quot;,&quot;&amp;[.D26]" office:value-type="string" office:string-value="[0,2,1,1,2,1,0,2,2,1,2,1,0,1,2,2,1,2,0,1,1,2,1,2" calcext:value-type="string">
            <text:p>[0,2,1,1,2,1,0,2,2,1,2,1,0,1,2,2,1,2,0,1,1,2,1,2</text:p>
          </table:table-cell>
          <table:table-cell table:number-columns-repeated="7"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table:formula="of:=[.C22]" office:value-type="float" office:value="4" calcext:value-type="float">
            <text:p>4</text:p>
          </table:table-cell>
          <table:table-cell table:formula="of:=[.D21]" office:value-type="float" office:value="0" calcext:value-type="float">
            <text:p>0</text:p>
          </table:table-cell>
          <table:table-cell table:formula="of:=[.B27]*5+[.C27]" office:value-type="float" office:value="24" calcext:value-type="float">
            <text:p>24</text:p>
          </table:table-cell>
          <table:table-cell table:formula="of:=[.F26]&amp;&quot;,&quot;&amp;[.D27]&amp;&quot;]&quot;" office:value-type="string" office:string-value="[0,2,1,1,2,1,0,2,2,1,2,1,0,1,2,2,1,2,0,1,1,2,1,2,0]" calcext:value-type="string">
            <text:p>[0,2,1,1,2,1,0,2,2,1,2,1,0,1,2,2,1,2,0,1,1,2,1,2,0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25:48.796004686</meta:creation-date>
    <dc:date>2019-10-16T22:16:53.548063770</dc:date>
    <meta:editing-duration>PT40M54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